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1.3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_outputs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Give me all cosmonautsprofessionnationality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country does the Ganges start?sourceCountry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n is the movie Worst Case Scenario going to be in cinemas in the Netherlands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ich German cities have more than 250000 inhabitants?countrypopulationTotal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 was John F. Kennedy's vice president?vicePresident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mayor of Berlin?leader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students does the Free University in Amsterdam have?numberOfStudents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second highest mountain on Earth?elevation 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professional skateboarders from Sweden.occupationbirthPlace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n was Alberta admitted as province?admittancedate </text:p>
          </table:table-cell>
          <table:table-cell office:value-type="string" calcext:value-type="string">
            <text:p>1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which countries does the Himalayan mountain system extend?country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 list of all bandleaders that play trumpet.occupationinstrument </text:p>
          </table:table-cell>
          <table:table-cell table:style-name="Default"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countries have more than ten caves?locationcountry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is the total amount of men and women serving in the FDNY?employees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produces Orangina?product</text:p>
          </table:table-cell>
          <table:table-cell office:value-type="string" calcext:value-type="string">
            <text:p>1: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Formula 1 race driver with the most races?races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world heritage sites designated within the past two years.yea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youngest player in the Premier League?leaguebirthDate </text:p>
          </table:table-cell>
          <table:table-cell office:value-type="string" calcext:value-type="string">
            <text:p>1:5 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members of Prodigy.bandMember</text:p>
          </table:table-cell>
          <table:table-cell office:value-type="string" calcext:value-type="string">
            <text:p>1: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longest riverlength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 Breaking Bad have more episodes than Game of Thrones?numberOfEpisodes </text:p>
          </table:table-cell>
          <table:table-cell office:value-type="string" calcext:value-type="string">
            <text:p>1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ars that are produced in Germany.assemblymanufacturerlocationCountrylocation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4 </text:p>
          </table:table-cell>
          <table:table-cell table:style-name="ce2" office:value-type="string" calcext:value-type="string">
            <text:p>3: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at were the main discoveries of the Mars rover Curiosity? 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Give me all people that were born in Vienna and died in Berlin. birthPlace deathPlace 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 proinsulin a protein?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ow tall is Michael Jordan? height 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capital of Canada? <text:s text:c="2"/>capital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governor of Wyoming? governo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Prince Harry and Prince William have the same parents? parent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the father of Queen Elizabeth II? fathe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U.S. state has been admitted latest? admittance </text:p>
          </table:table-cell>
          <table:table-cell office:value-type="string" calcext:value-type="string">
            <text:p>1:7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languages are spoken in Turkmenistan? languag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n Parnell is the governor of which U.S. state? dbp:governo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movies directed by Francis Ford Coppola. director **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actors starring in movies directed by William Shatner.director starring </text:p>
          </table:table-cell>
          <table:table-cell office:value-type="string" calcext:value-type="string">
            <text:p>1:7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e tree frogs a type of amphibian? 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at is the birth name of Angela Merkel?birthnam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Methodist politicians.religion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often did Jane Fonda marry?spous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Australian nonprofit organizations.locationCountrylocationcountry </text:p>
          </table:table-cell>
          <table:table-cell office:value-type="string" calcext:value-type="string">
            <text:p>1:6 </text:p>
          </table:table-cell>
          <table:table-cell table:style-name="ce2" office:value-type="string" calcext:value-type="string">
            <text:p>2: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which military conflicts did Lawrence of Arabia participate?battle </text:p>
          </table:table-cell>
          <table:table-cell table:style-name="Default"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developed Minecraft? developer </text:p>
          </table:table-cell>
          <table:table-cell table:style-name="Default"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at is the melting point of copper??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Give me all sister cities of Brno.?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ow many inhabitants does Maribor have?populationTotal 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ompanies in Munich.locationheadquarter locationCity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all is Claudia Schiffer?height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all games by GMT.publisher</text:p>
          </table:table-cell>
          <table:table-cell office:value-type="string" calcext:value-type="string">
            <text:p><text:s/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founded Intel?foundBy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husband of Amanda Palmer?dbp:spous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breeds of the German Shepherd dog.dbp:bree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ities does the Weser flow through?city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untries are connected by the Rhine?country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professional surfers were born in Australia?occupationbirthPlacecountry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1 </text:p>
          </table:table-cell>
          <table:table-cell table:style-name="ce2" office:value-type="string" calcext:value-type="string">
            <text:p>3: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hat is the average temperature on Hawaii??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In which UK city are the headquarters of the MI6?headquartercountry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other weapons did the designer of the Uzi develop?designe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created Goofy?creator 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the Cuban Missile Crisis earlier than the Bay of Pigs Invasion?dat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islands that belong to Japan. country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o invented the zipper??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at is the ruling party in Lisbon?leaderParty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are the nicknames of San Francisco?dbp:nicknam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Greek goddesses dwelt on Mount Olympus?rdf:typedbp:abode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were the Hells Angels founded?dbp:founde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Apollo 14 astronauts.dbo:mission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time zone of Salt Lake City?dbp:timezon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U.S. states are in the same time zone as Utah? dbp:timezonerdf:typ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the capitals of all countries in Africa.rdf:type dbo:capital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 list of all lakes in Denmark.rdf:typedbo:country </text:p>
          </table:table-cell>
          <table:table-cell office:value-type="string" calcext:value-type="string">
            <text:p>1: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missions does the Soyuz programme have?dbp:programme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Socrates influence Aristotle?dbo:influence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Danish movies.rdf:typedbo:country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launch pads operated by NASA.rdf.typedbo:operator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instruments does Cat Stevens play?dbo:instrument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ships were called after Benjamin Franklin? dbp:shipNamesak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are the parents of the wife of Juan Carlos I?dbo:spousedbo:parent </text:p>
          </table:table-cell>
          <table:table-cell table:style-name="Default"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many employees does Google have?dbo:numberOfEmployees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Tesla win a nobel prize in physics?dbo:awar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ities in New Jersey with more than 100000 inhabitants.rdf:type <text:s/>dbo:isPartOf dbo:populationTotal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 Rita Wilson the wife of Tom Hanks?dbo:spous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was the Statue of Liberty built?dbp:beginningDat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U.S. state is Fort Knox located?dbp:locationdbo:country 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many children did Benjamin Franklin have?dbo:chil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did Michael Jackson die? dbo:deathDate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the children of Margaret Thatcher.dbo:child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called Frank The Tank?dbp:nickname </text:p>
          </table:table-cell>
          <table:table-cell table:style-name="Default"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Margaret Thatcher a chemist?dbo:profession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Marc Chagall a jew?dbp:ethnicity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museum exhibits The Scream by Munch?dbo:museum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books by William Goldman with more than 300 pages.rdf:typedbo:authordbo:numberOfPages 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books by Kerouac were published by Viking Press?rdf:typedbo:publisherdbo:author </text:p>
          </table:table-cell>
          <table:table-cell office:value-type="string" calcext:value-type="string">
            <text:p>1:1 </text:p>
          </table:table-cell>
          <table:table-cell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high is the Mount Everest?dbo:elevation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created the comic Captain America?dbo:creator 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people live in the capital of Australia?dbo:capitaldbo:populationTotal 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is the largest city in Australia?dbo:largestCity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composed the music for Harold and Maude?dbo:musicCompose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films starring Clint Eastwood did he direct himself?dbo:directordbo:starring </text:p>
          </table:table-cell>
          <table:table-cell table:style-name="Default" office:value-type="string" calcext:value-type="string">
            <text:p>1:7</text:p>
          </table:table-cell>
          <table:table-cell table:style-name="ce2" office:value-type="string" calcext:value-type="string">
            <text:p>2: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which city was the former Dutch queen Juliana buried?dbo:restingPlacerdf:typ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 Egypts largest city also its capital?dbo:largestCitydbo:capital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 is the residence of the prime minister of Spain?dbp:residence </text:p>
          </table:table-cell>
          <table:table-cell table:style-name="Default"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U.S. state has the abbreviation MN?rdf:typedbp:postalabbreviation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 me all songs from Bruce Springsteen released between 1980 and 1990.rdf:typedbo:artistdbo:releaseDate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movies did Kurosawa direct?rdf:typedbo:directo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founding year of the brewery that produces Pilsner Urquell?dbp:brewerydbp:foundation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 wrote the lyrics for the Polish national anthem?dbo:anthemdbp:author </text:p>
          </table:table-cell>
          <table:table-cell table:style-name="Default" office:value-type="string" calcext:value-type="string">
            <text:p>1:1</text:p>
          </table:table-cell>
          <table:table-cell table:style-name="ce2" office:value-type="string" calcext:value-type="string">
            <text:p>2: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B-sides of the Ramones.dbo:musicalArtistdbo:bSid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painted The Storm on the Sea of Galilee?dbo:author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untry does the creator of Miffy come from?dbo:creatordbo:nationality</text:p>
          </table:table-cell>
          <table:table-cell office:value-type="string" calcext:value-type="string">
            <text:p>1:1 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 which label did Elvis record his first album?rdf:typedbo:artistdbo:releaseDatedbo:recordLabel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<text:s/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the birthdays of all actors of the television show Charmed.dbo:starringdbo:birthDate 1:1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<text:s/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many employees does IBM have?numberOfEmployees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states border Illinois?dbp:borderingstates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country is the Limerick Lake?dbo:country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television shows were created by John Cleese?rdf:typedbo:creator </text:p>
          </table:table-cell>
          <table:table-cell table:style-name="Default"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mountain is the highest after the Annapurna?dbo:elevationrdf:type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films directed by Garry Marshall was Julia Roberts starring?rdf:typedbo:starringdbo:director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bridges are of the same type as the Manhattan Bridge?rdf:typedbp:designdbp:design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U.S. president Jackson involved in a war?dbo:battle </text:p>
          </table:table-cell>
          <table:table-cell office:value-type="string" calcext:value-type="string">
            <text:p>1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ommunist countries.rdf:typedbo:governmentTyp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awards did Douglas Hofstadter win?dbo:award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daughter of Robert Kennedy married to?dbo:childdbo:spouse</text:p>
          </table:table-cell>
          <table:table-cell table:style-name="Default"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U.S. state has the highest population density?rdf:typedbp:densityrank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currency of the Czech Republic?dbo:currency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untries adopted the Euro?rdf:typedbo:currencydbp:currencyCod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area code of Berlin?dbo:areaCod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untries have more than two official languages?rdf:typedbo:officialLanguage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owner of Rolls-Royce?dbo:owner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ough which countries does the Yenisei river flow?dbo:country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did Latvia join the EU?dbp:accessioneudat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monarchs were married to a German?rdf:typedbo:spousedbo:birthPlacedbo:country </text:p>
          </table:table-cell>
          <table:table-cell table:style-name="Default" office:value-type="string" calcext:value-type="string">
            <text:p>1:2</text:p>
          </table:table-cell>
          <table:table-cell table:style-name="ce2" office:value-type="string" calcext:value-type="string">
            <text:p>2:0 </text:p>
          </table:table-cell>
          <table:table-cell table:style-name="ce2" office:value-type="string" calcext:value-type="string">
            <text:p>3: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n was the Battle of Gettysburg?dbo:date 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river does the Brooklyn Bridge cross?dbo:crosses </text:p>
          </table:table-cell>
          <table:table-cell table:style-name="Default" office:value-type="string" calcext:value-type="string">
            <text:p>1: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highest mountain in Australia?rdf:typedbo:locatedInAreadbo:elevation </text:p>
          </table:table-cell>
          <table:table-cell table:style-name="Default" office:value-type="string" calcext:value-type="string">
            <text:p>1:0</text:p>
          </table:table-cell>
          <table:table-cell table:style-name="ce2" office:value-type="string" calcext:value-type="string">
            <text:p>2: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soccer clubs in Spain.rdf:typedbo:ground 1:0</text:p>
          </table:table-cell>
          <table:table-cell table:style-name="Default" office:value-type="string" calcext:value-type="string">
            <text:p>1:4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What is the official language of Suriname?dbo:officialLanguag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mayor of Tel Aviv?dbo:leaderName 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designed the Brooklyn Bridge?dbo:architect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telecommunications organizations are located in Belgium?rdf:typedbo:industrydbo:locationdbp:locationCountry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1 </text:p>
          </table:table-cell>
          <table:table-cell table:style-name="ce2" office:value-type="string" calcext:value-type="string">
            <text:p>3: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 Frank Herbert still alive?dbo:deathDat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highest place of the Urals?dbp:highest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editor of Forbes?dbo:edito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ompanies in the advertising industry.rdf:typedbo:industry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many countries are there in Europe?rdf: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at did Bruce Carver die from?dbo:deathCause 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libraries established earlier than 1400.rdf:typedbp:established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presidents were born in 1945?rdf:typedbo:birthDat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federal chancellors of Germany.dbo:typedbo:office </text:p>
          </table:table-cell>
          <table:table-cell office:value-type="string" calcext:value-type="string">
            <text:p>1:0 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 was the wife of U.S. president Lincoln?dbo:spous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developed the video game World of Warcraft?dbo:developer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official website of Tom Cruise?dbp:website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all episodes of the first season of the HBO television series The Sopranos.</text:p>
          </table:table-cell>
          <table:table-cell office:value-type="string" calcext:value-type="string">
            <text:p>1: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 produced the most films?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people with first name Jimmy.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city did John F. Kennedy die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mountains are higher than the Nanga Parbat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 there a video game called Battle Chess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created Wikipedia?</text:p>
          </table:table-cell>
          <table:table-cell office:value-type="string" calcext:value-type="string">
            <text:p>1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actors starring in Last Action Hero.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software has been developed by organizations founded in California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mpanies work in the aerospace industry as well as in medicine?</text:p>
          </table:table-cell>
          <table:table-cell office:value-type="string" calcext:value-type="string">
            <text:p>1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 Christian Bale starring in Velvet Goldmine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the websites of companies with more than 500000 employees.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actors were born in Germany?</text:p>
          </table:table-cell>
          <table:table-cell office:value-type="string" calcext:value-type="string">
            <text:p>1:3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caves have more than 3 entrances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the wife of president Lincoln called Mary?</text:p>
          </table:table-cell>
          <table:table-cell office:value-type="string" calcext:value-type="string">
            <text:p>1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films produced by Hal Roach.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video games published by Mean Hamster Software.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languages are spoken in Estonia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Aldi stores are there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ch capitals in Europe were host cities of the summer olympic games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o was the 16th president of the United States?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films did Hal Roach produce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music albums contain the song Last Christmas?</text:p>
          </table:table-cell>
          <table:table-cell office:value-type="string" calcext:value-type="string">
            <text:p>1:6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books written by Danielle Steel.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airports are located in California, USA?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states of Germany are governed by the Social Democratic Party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Canadian Grunge record labels.</text:p>
          </table:table-cell>
          <table:table-cell office:value-type="string" calcext:value-type="string">
            <text:p>1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ountry has the most official languages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programming language is GIMP written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produced films starring Natalie Portman?</text:p>
          </table:table-cell>
          <table:table-cell office:value-type="string" calcext:value-type="string">
            <text:p>1:7</text:p>
          </table:table-cell>
          <table:table-cell table:style-name="ce2" office:value-type="string" calcext:value-type="string">
            <text:p>2: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movies with Tom Cruise.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films did Julia Roberts as well as Richard Gere play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female given names.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rote the book The Pillars of the Earth?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films did Leonardo DiCaprio star in?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soccer clubs in the Premier League.</text:p>
          </table:table-cell>
          <table:table-cell office:value-type="string" calcext:value-type="string">
            <text:p>1: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U.S. state is Mount McKinley located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was Capcom founded?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organizations were founded in 1930?</text:p>
          </table:table-cell>
          <table:table-cell office:value-type="string" calcext:value-type="string">
            <text:p>1: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highest mountain?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Natalie Portman born in the United States?</text:p>
          </table:table-cell>
          <table:table-cell office:value-type="string" calcext:value-type="string">
            <text:p>1:9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ich budget did the first movie of Zdenek Sverak have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How many big fires struck Paris during the Middle Ages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Is Pamela Anderson a vegan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How often was Michael Jordan divorced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What is the most beautiful painting?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Give me all animal species that live in the Amazon rainforest.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ow many inhabitants does the largest city in Canada have?</text:p>
          </table:table-cell>
          <table:table-cell office:value-type="string" calcext:value-type="string">
            <text:p>1:2</text:p>
          </table:table-cell>
          <table:table-cell table:style-name="ce2" office:value-type="string" calcext:value-type="string">
            <text:p>2: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 which studio did the Beatles record their first album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o was the first to climb Mount Everest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many programming languages are there? 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at is the official color of the University of Oxford?</text:p>
          </table:table-cell>
          <table:table-cell office:value-type="string" calcext:value-type="string">
            <text:p>1: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 many gold medals did Michael Phelps win at the 2008 Olympics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o which artistic movement did the painter of The Three Dancers belong?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animals that are extinct.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 Abraham Lincoln's death place have a website?</text:p>
          </table:table-cell>
          <table:table-cell office:value-type="string" calcext:value-type="string">
            <text:p>1:2</text:p>
          </table:table-cell>
          <table:table-cell table:style-name="ce2" office:value-type="string" calcext:value-type="string">
            <text:p>2: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deep is Lake Placid?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the grandchildren of Bruce Lee.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youngest Darts player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 was Bach born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countries can you pay using the West African CFA franc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are the top-10 action role-playing video games according to IGN?</text:p>
          </table:table-cell>
          <table:table-cell office:value-type="string" calcext:value-type="string">
            <text:p>1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most frequent cause of death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 the Isar flow into a lake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films produced by Steven Spielberg with a budget of at least $80 million.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writers that won the Nobel Prize in literature.</text:p>
          </table:table-cell>
          <table:table-cell office:value-type="string" calcext:value-type="string">
            <text:p>1: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taikonauts.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pages does War and Peace have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bridge with the longest span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actors called Baldwin.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o is the tallest player of the Atlanta Falcons?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rivers flow into a German lake ?</text:p>
          </table:table-cell>
          <table:table-cell office:value-type="string" calcext:value-type="string">
            <text:p>1:4</text:p>
          </table:table-cell>
          <table:table-cell table:style-name="ce2" office:value-type="string" calcext:value-type="string">
            <text:p>2: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w many James Bond movies are there?</text:p>
          </table:table-cell>
          <table:table-cell table:style-name="ce3"/>
          <table:table-cell table:style-name="ce1" table:number-columns-repeated="1022"/>
        </table:table-row>
        <table:table-row table:style-name="ro1">
          <table:table-cell office:value-type="string" calcext:value-type="string">
            <text:p>Which rockets were launched from Baikonur?</text:p>
          </table:table-cell>
          <table:table-cell office:value-type="string" calcext:value-type="string">
            <text:p>1: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pope succeeded John Paul II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Dutch parties.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 is Halloween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all Swedish oceanographers.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all actors who were born in Berlin.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was the last movie with Alec Guinness?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poet wrote the most books?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many languages are spoken in Colombia?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t does IYCM stand for?</text:p>
          </table:table-cell>
          <table:table-cell office:value-type="string" calcext:value-type="string">
            <text:p>1: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was Brazil's lowest rank in the FIFA World Ranking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me the capitals of all countries that the Himalayas run through.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actor played Chewbacca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ingredients do I need for carrot cake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s Cola a beverage? 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o has Tom Cruise been married to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of Tim Burton's films had the highest budget?</text:p>
          </table:table-cell>
          <table:table-cell office:value-type="string" calcext:value-type="string">
            <text:p>1:10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heavy is Jupiter's lightest moon?</text:p>
          </table:table-cell>
          <table:table-cell office:value-type="string" calcext:value-type="string">
            <text:p>1:7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actor was casted in the most movies?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 James Bond married?</text:p>
          </table:table-cell>
          <table:table-cell office:value-type="string" calcext:value-type="string">
            <text:p>1:1</text:p>
          </table:table-cell>
          <table:table-cell table:number-columns-repeated="9"/>
          <table:table-cell office:value-type="string" calcext:value-type="string">
            <text:p>precision</text:p>
          </table:table-cell>
          <table:table-cell office:value-type="string" calcext:value-type="string">
            <text:p>Recal</text:p>
          </table:table-cell>
          <table:table-cell office:value-type="string" calcext:value-type="string">
            <text:p>F-Measu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ve me all Australian metalcore bands.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style-name="ce2" office:value-type="string" calcext:value-type="string">
            <text:p>3: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ve me all actors who were born in Paris after 1950.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3</text:p>
          </table:table-cell>
          <table:table-cell table:number-columns-repeated="7"/>
          <table:table-cell office:value-type="string" calcext:value-type="string">
            <text:p>Single rel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hen was Carlo Giuliani shot?</text:p>
          </table:table-cell>
          <table:table-cell office:value-type="string" calcext:value-type="string">
            <text:p>1:0</text:p>
          </table:table-cell>
          <table:table-cell table:number-columns-repeated="8"/>
          <table:table-cell office:value-type="string" calcext:value-type="string">
            <text:p>Double rel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ho are the four youngest MVP basketball players?</text:p>
          </table:table-cell>
          <table:table-cell office:value-type="string" calcext:value-type="string">
            <text:p>1:3</text:p>
          </table:table-cell>
          <table:table-cell table:style-name="ce2" office:value-type="string" calcext:value-type="string">
            <text:p>2:0</text:p>
          </table:table-cell>
          <table:table-cell table:number-columns-repeated="7"/>
          <table:table-cell office:value-type="string" calcext:value-type="string">
            <text:p>Multiple re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hich companies have more than 1 million employees?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ve all swimmers that were born in Moscow.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called Rodzilla?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 me the book that Muhammad Ali wrote.</text:p>
          </table:table-cell>
          <table:table-cell office:value-type="string" calcext:value-type="string">
            <text:p>1:16</text:p>
          </table:table-cell>
          <table:table-cell table:style-name="ce2" office:value-type="string" calcext:value-type="string">
            <text:p>1:12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Pos 1</text:p>
          </table:table-cell>
          <table:table-cell office:value-type="string" calcext:value-type="string">
            <text:p>Pos 2</text:p>
          </table:table-cell>
          <table:table-cell office:value-type="string" calcext:value-type="string">
            <text:p>Pos 3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Pos 5 </text:p>
          </table:table-cell>
          <table:table-cell office:value-type="string" calcext:value-type="string">
            <text:p>Other p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w many museums does Paris have?</text:p>
          </table:table-cell>
          <table:table-cell office:value-type="string" calcext:value-type="string">
            <text:p>1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city has the most inhabitants?</text:p>
          </table:table-cell>
          <table:table-cell office:value-type="string" calcext:value-type="string">
            <text:p>1:0</text:p>
          </table:table-cell>
          <table:table-cell table:number-columns-repeated="8"/>
          <table:table-cell office:value-type="string" calcext:value-type="string">
            <text:p>Single relations</text:p>
          </table:table-cell>
          <table:table-cell table:formula="of:=[.I267]-[.I268]" office:value-type="float" office:value="209" calcext:value-type="float">
            <text:p>209</text:p>
          </table:table-cell>
          <table:table-cell table:formula="of:=[.I259]-[.I271]" office:value-type="float" office:value="83" calcext:value-type="float">
            <text:p>83</text:p>
          </table:table-cell>
          <table:table-cell table:formula="of:=[.I260]-[.I272]" office:value-type="float" office:value="13" calcext:value-type="float">
            <text:p>13</text:p>
          </table:table-cell>
          <table:table-cell table:formula="of:=[.I262]-[.I273]" office:value-type="float" office:value="17" calcext:value-type="float">
            <text:p>17</text:p>
          </table:table-cell>
          <table:table-cell table:formula="of:=[.I263]-[.I274]" office:value-type="float" office:value="15" calcext:value-type="float">
            <text:p>15</text:p>
          </table:table-cell>
          <table:table-cell table:formula="of:=[.I264]-[.I275]" office:value-type="float" office:value="8" calcext:value-type="float">
            <text:p>8</text:p>
          </table:table-cell>
          <table:table-cell table:formula="of:=[.I261]-[.I276]" office:value-type="float" office:value="17" calcext:value-type="float">
            <text:p>17</text:p>
          </table:table-cell>
          <table:table-cell table:formula="of:=[.L254]-SUM([.M254:.R254])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hich city has the least inhabitants?</text:p>
          </table:table-cell>
          <table:table-cell office:value-type="string" calcext:value-type="string">
            <text:p>1:0</text:p>
          </table:table-cell>
          <table:table-cell table:number-columns-repeated="8"/>
          <table:table-cell office:value-type="string" calcext:value-type="string">
            <text:p>Double relations</text:p>
          </table:table-cell>
          <table:table-cell table:formula="of:=COUNTA([.C1:.C304])-[.L256]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ive me all the TV shows with Neil Patrick Harris.</text:p>
          </table:table-cell>
          <table:table-cell office:value-type="string" calcext:value-type="string">
            <text:p>1:0</text:p>
          </table:table-cell>
          <table:table-cell table:number-columns-repeated="8"/>
          <table:table-cell office:value-type="string" calcext:value-type="string">
            <text:p>Multiple rels</text:p>
          </table:table-cell>
          <table:table-cell table:formula="of:=COUNTA([.D1:.D304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o wrote The Hunger Games?</text:p>
          </table:table-cell>
          <table:table-cell office:value-type="string" calcext:value-type="string">
            <text:p>1:9</text:p>
          </table:table-cell>
          <table:table-cell table:style-name="ce2" office:value-type="string" calcext:value-type="string">
            <text:p>1: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 a list of soccer clubs that play in the Bundesliga.</text:p>
          </table:table-cell>
          <table:table-cell office:value-type="string" calcext:value-type="string">
            <text:p>1:0</text:p>
          </table:table-cell>
          <table:table-cell table:number-columns-repeated="7"/>
          <table:table-cell office:value-type="string" calcext:value-type="string">
            <text:p>SING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RIP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at country is Mount Everest in?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Num 1s</text:p>
          </table:table-cell>
          <table:table-cell table:formula="of:=COUNTIF([.$B$2:.$B$304];&quot;1:1&quot;)" office:value-type="float" office:value="107" calcext:value-type="float">
            <text:p>107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o is the founder of Penguin Books?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Num 2s</text:p>
          </table:table-cell>
          <table:table-cell table:formula="of:=COUNTIF([.$B$2:.$B$301];&quot;1:2&quot;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ich programming languages influenced Javascript?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Num &gt;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d Che Guevara have children? dbo:child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Num 3s</text:p>
          </table:table-cell>
          <table:table-cell table:formula="of:=COUNTIF([.$B$2:.$B$301];&quot;1:3&quot;)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st all the musicals with music by Elton John.rdf:typedbo:musicBy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Num 4s</text:p>
          </table:table-cell>
          <table:table-cell table:formula="of:=COUNTIF([.$B$2:.$B$301];&quot;1:4&quot;)" office:value-type="float" office:value="16" calcext:value-type="float">
            <text:p>16</text:p>
          </table:table-cell>
          <table:table-cell table:number-columns-repeated="2"/>
          <table:table-cell table:formula="of:=COUNTIF([.$B$2:.$B$262];&quot;1:1&quot;)" office:value-type="float" office:value="83" calcext:value-type="float">
            <text:p>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ow me all the breweries in Australia.rdf.typedbo:locationdbo:country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2</text:p>
          </table:table-cell>
          <table:table-cell table:number-columns-repeated="4"/>
          <table:table-cell office:value-type="string" calcext:value-type="string">
            <text:p>Num 5s</text:p>
          </table:table-cell>
          <table:table-cell table:formula="of:=COUNTIF([.$B$2:.$B$301];&quot;1:5&quot;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n was the Titanic completed? <text:s/>dbo:completionDate</text:p>
          </table:table-cell>
          <table:table-cell office:value-type="string" calcext:value-type="string">
            <text:p>1:3</text:p>
          </table:table-cell>
          <table:table-cell table:number-columns-repeated="5"/>
          <table:table-cell office:value-type="string" calcext:value-type="string">
            <text:p>Count Miss</text:p>
          </table:table-cell>
          <table:table-cell table:formula="of:=COUNTIF([.$B$2:.$B$301];&quot;1:0&quot;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w much did Pulp Fiction cost? <text:s/>dbo:budget</text:p>
          </table:table-cell>
          <table:table-cell office:value-type="string" calcext:value-type="string">
            <text:p>1:0</text:p>
          </table:table-cell>
          <table:table-cell table:number-columns-repeated="5"/>
          <table:table-cell table:style-name="ce1" office:value-type="string" calcext:value-type="string">
            <text:p>Count Empty</text:p>
          </table:table-cell>
          <table:table-cell table:style-name="ce1" table:formula="of:=COUNTIF([.$B$2:.$B$301];&quot;&quot;)" office:value-type="float" office:value="24" calcext:value-type="float">
            <text:p>24</text:p>
          </table:table-cell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 office:value-type="string" calcext:value-type="string">
            <text:p>How many airlines are there?rdf:type</text:p>
          </table:table-cell>
          <table:table-cell table:style-name="ce1" table:number-columns-repeated="3"/>
          <table:table-cell table:number-columns-repeated="3"/>
          <table:table-cell office:value-type="string" calcext:value-type="string">
            <text:p>All counts</text:p>
          </table:table-cell>
          <table:table-cell table:formula="of:=COUNTA([.$B$2:.$B$301])" office:value-type="float" office:value="276" calcext:value-type="float">
            <text:p>276</text:p>
          </table:table-cell>
          <table:table-cell table:number-columns-repeated="10"/>
          <table:table-cell table:style-name="ce1" table:number-columns-repeated="1005"/>
        </table:table-row>
        <table:table-row table:style-name="ro1">
          <table:table-cell office:value-type="string" calcext:value-type="string">
            <text:p>Who played Agent Smith in Matrix?dbp:portrayer</text:p>
          </table:table-cell>
          <table:table-cell office:value-type="string" calcext:value-type="string">
            <text:p>1:0</text:p>
          </table:table-cell>
          <table:table-cell table:number-columns-repeated="5"/>
          <table:table-cell office:value-type="string" calcext:value-type="string">
            <text:p>Count non_single</text:p>
          </table:table-cell>
          <table:table-cell table:formula="of:=COUNTA([.$C$1:.$C$301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w much carbs does peanut butter have?dbp:carbs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book has the most pages? rdf:type dbo:numberOfPages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bridges cross the Seine?rdf:typedbo:crosses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1:1 NON-S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o is the mayor of the capital of French Polynesia?dbo:capitaldbo:mayor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4"/>
          <table:table-cell office:value-type="string" calcext:value-type="string">
            <text:p>1:2 NON-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en did Dracula's creator die? <text:s/>dbo:creator <text:s/>dbo:deathDate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1</text:p>
          </table:table-cell>
          <table:table-cell table:number-columns-repeated="4"/>
          <table:table-cell office:value-type="string" calcext:value-type="string">
            <text:p>1:3 NON-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at is the location of the Houses of Parliament?dbo:location</text:p>
          </table:table-cell>
          <table:table-cell office:value-type="string" calcext:value-type="string">
            <text:p>1:1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1:4 NON-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w me all English Gothic buildings in Kent. rdf:type dbo:architecturalStyle dbo:location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style-name="ce2"/>
          <table:table-cell table:number-columns-repeated="3"/>
          <table:table-cell office:value-type="string" calcext:value-type="string">
            <text:p>1:5 NON-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o was the pope that founded the Vatican Television? rdf:type dbo:foundedBy</text:p>
          </table:table-cell>
          <table:table-cell office:value-type="string" calcext:value-type="string">
            <text:p>1:1</text:p>
          </table:table-cell>
          <table:table-cell table:number-columns-repeated="5"/>
          <table:table-cell office:value-type="string" calcext:value-type="string">
            <text:p>1:&gt; NON-S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hat airlines are part of the SkyTeam alliance?rdf:typedbp:alliancedbo:Alliance</text:p>
          </table:table-cell>
          <table:table-cell office:value-type="string" calcext:value-type="string">
            <text:p>1:16</text:p>
          </table:table-cell>
          <table:table-cell table:number-columns-repeated="16"/>
          <table:table-cell table:formula="of:=[.M254]/[.L254]" office:value-type="float" office:value="0.397129186602871" calcext:value-type="float">
            <text:p>0.3971291866</text:p>
          </table:table-cell>
          <table:table-cell table:formula="of:=([.L254]-[.S254])/[.L254]" office:value-type="float" office:value="0.732057416267943" calcext:value-type="float">
            <text:p>0.73205741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hat is the total population of Melbourne <text:s/>Florida? <text:s/>dbo:populationTotal</text:p>
          </table:table-cell>
          <table:table-cell office:value-type="string" calcext:value-type="string">
            <text:p>1: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airports does Air China serve? dbo:targetAirport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year was Rachel Stevens born?dbo:birthYear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 was JFK assassinated? <text:s/>dbo:deathPlace15211227962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politicians graduated from Columbia University?dbo:professional dbo:almaMater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scientist is known for the Manhattan Project and the Nobel Peace Prize?dbo:knownForrdf:typ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highest volcano in Africa? rdf:type dbo:locatedInArea dbo:elevation</text:p>
          </table:table-cell>
          <table:table-cell office:value-type="string" calcext:value-type="string">
            <text:p>1:6</text:p>
          </table:table-cell>
          <table:table-cell table:style-name="ce2" office:value-type="string" calcext:value-type="string">
            <text:p>2: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beer originated in Ireland?dbp:typpedbp:origin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are the specialities of the UNC Health Care?dbp:speciality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is the owner of Facebook? dbo:foundedBy</text:p>
          </table:table-cell>
          <table:table-cell office:value-type="string" calcext:value-type="string">
            <text:p>1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 which region is the Melon de Bourgogne?dbo:wineRegion</text:p>
          </table:table-cell>
          <table:table-cell office:value-type="string" calcext:value-type="string">
            <text:p>1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influenced by Socrates?dbo:influencedBy 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president of Pakistan in 1978?dbp:titledbp:years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ve me English actors starring in Lovesick.dbo:starringdbo:birthPlacerdf:type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ve me all types of eating disorders.rdf: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o was married to president Chirac?dbo:spous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largest metropolitan area in Washington state? dbp:largestmetro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 in France is sparkling wine produced?dbo:wineProduceddbo:location</text:p>
          </table:table-cell>
          <table:table-cell office:value-type="string" calcext:value-type="string">
            <text:p>1:0</text:p>
          </table:table-cell>
          <table:table-cell table:style-name="ce2" office:value-type="string" calcext:value-type="string">
            <text:p>2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 did Hillel Slovak die?dbo:deathPlac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t is the timezone in San Pedro de Atacama?dbo:timezon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city does the Chile Route 68 end? dbo:routeEnd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was vice president under the president who authorized atomic weapons against Japan during World War II?dbo:vicePresident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which town was the assassin of Martin Luther King born?dbo:birthPlacedbp:districtType</text:p>
          </table:table-cell>
          <table:table-cell office:value-type="string" calcext:value-type="string">
            <text:p>1:1</text:p>
          </table:table-cell>
          <table:table-cell table:style-name="ce2" office:value-type="string" calcext:value-type="string">
            <text:p>2: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ch anti-apartheid activist was born in Mvezo?rdf:typedbo:birthPlac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many Golden Globe awards did the daughter of Henry Fonda win? dbo:parent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ch recipients of the Victoria Cross died in the Battle of Arnhem?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ere did the first man in space die?dbo:deathPlace</text:p>
          </table:table-cell>
          <table:table-cell office:value-type="string" calcext:value-type="string">
            <text:p>1: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old was Steve Jobs' sister when she first met him?dbo:relativ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members of the Wu-Tang Clan took their stage name from a movie?dbo:bandMemb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writers had influenced the philosopher that refused a Nobel Prize?dbo:influencedBy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Under which king did the British prime minister that signed the Munich agreement serve?rdf:typedbo:monarch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composed the music for the film that depicts the early life of Jane Austin?dbo:musicComposer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succeeded the pope that reigned only 33 days?rdf:typedbp:predecessor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On which island did the national poet of Greece die?dbo:dea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horses did The Long Fellow ride?dbo:raceHors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Of the people that died of radiation in Los Alamos whose death was an accident? dbo:deathPlace dbo:deathCause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building owned by the Bank of America was featured in the TV series MegaStructures?rdf:typedbo:own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buildings in art deco style did Shreve Lamb and Harmon design? dbo:architect dbo:architecturalStyle</text:p>
          </table:table-cell>
          <table:table-cell table:style-name="Default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ch birds are protected under the National Parks and Wildlife Act?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country did the first known photographer of snowflakes come from?dbo:bir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List all the battles commanded by the lover of Cleopatra.dbo:command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re the Rosetta Stone and the Gayer-Andersen cat exhibited in the same museum?dbo:museumrdfs:label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actress starring in the TV series Friends owns the production company Coquette Productions?dbo:starri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Gaborone is the capital of which country member of the African Union?dbo:capital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en was the composer of the opera Madame Butterfly born?dbo:birthDate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Which street basketball player was diagnosed with Sarcoidosis?rdf:type 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or which movie did the daughter of Francis Ford Coppola receive an Oscar?dbo:chil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city does the first person to climb all 14 eight-thousanders come from?dbo:bir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t which college did the only American actor that received the César Award study?dbo:almaMat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id Napoleon's first wife die in France?dbo:deathPla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old is James Bond in the latest Bond book by William Boyd?dbo:lastAppearancedbo:autho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eating disorder is characterized by an appetite for substances such as clay and sand?rdf:type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native city of Hollywood's highest-paid actress?dbo:bir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city does the former main presenter of the Xposé girls live?dbo:residen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plays Phileas Fogg in the adaptation of Around the World in 80 Days directed by Buzz Kulik?dbo:directordbo:starri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front man of the band that wrote Coffee &amp; TV?dbo:musicalArtistdbo:bandMemb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Chinese-speaking country is a former Portguese colony?dbo:spokenI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largest city in the county in which Faulkner spent most of his life?dbo:largestCi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year did the Hungarian-American actor called "The King of Horror" make his first film?rdf:typedbo:alia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Under which pseudonym did Charles Dickens publish some of his books?dbo:autho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 landmark of which city is the home of the Mona Lisa?dbo:museu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Give me all ESA astronauts.rdf: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Give me all Swedish holidays.rdf:typedbo:countr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youngest Pulitzer Prize winner?dbo:awarddbo:birthDat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animals are critically endangered?rdf:typedbo:conservationStatu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soccer players were born on Malta?rdf:typedbo:birthPla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id Arnold Schwarzenegger attend a university?dbo:almaMater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programming languages were influenced by Perl?dbo:influencedB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s Barack Obama a democrat?dbo:par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children does Eddie Murphy have?dbp:childre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oldest child of Meryl Streep?dbo:childdbo:birthDat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killed John Lennon?rdf:typedbp:convic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frequent flyer program has the most airlines?rdf:typedbp:frequentFly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city is Air China headquartered?dbo:headquarter 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artists were born on the same date as Rachel Stevens?rdf:typedbp:dateOfBirth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scientists graduated from an Ivy League university?rdf:typedbo:almaMaterdbo:affilia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types of grapes grow in Oregon?dbo:growingGra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starring in Spanish movies produced by Benicio del Toro?rdf:typedbo:countrydbo:producerdbo:starri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manager of Real Madrid?dbo:manag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Give me the currency of China.dbo:currenc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movies starring Brad Pitt were directed by Guy Ritchie?rdf:typedbo:starringdbo:directo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companies were founded by the founder of Facebook?dbo:foundedBydbo:foundedB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companies were founded in the same year as Google?rdf:typedbo:foundingYeardbo:foundingYea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subsidiary of Lufthansa serves both Dortmund and Berlin Tegel?dbo:subsidiarydbo:targetAirpor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airlines are members of the Star Alliance?rdf:typedbp:alliance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Give me all spacecrafts that flew to Mars.rdf:typedbp:plane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musician wrote the most books?dbo:occupationdbo:author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how me everyone who was born on Halloween.rdf:typedbo:birthDatedbo:dat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Give me all Swiss non-profit organizations.dbo:typedbo:locationCountry dbo:location dbo:countr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country is Mecca located?dbo:countr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net income of Apple?dbo:netIncom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does the abbreviation FIFA stand for?dbp:name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en did the Ming dynasty dissolve?dbo:dissolutionDat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museum in New York has the most visitors?rdf:typedbo:locationdbo:numberOfVisitor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s Lake Baikal bigger than the Great Bear Lake?dbo:areaTotal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sserts from which country contain fish?dbo:origin dbo:ingredien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highest mountain in Italy?rdf.typedbo:locatedInAreadbo:eleva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ere did the architect of the Eiffel Tower study?dbo:architectdbp:almaMat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Greek parties are pro-European?rdf:typedbo:countrydbo:ideolog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height difference between Mount Everest and K2?dbo:elevation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mayor of Rotterdam?dbo:leaderNam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city were the parents of Che Guevara born???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high is the Yokohama Marine Tower?dbo:heigh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re Taiko a kind of Japanese musical instruments?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many ethnic groups live in Slovenia?dbo:ethnicGroup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List the seven kings of Rome.dbp:titl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were the parents of Queen Victoria?dbo:parent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heaviest player of the Chicago Bulls?rdf:typedbo:weightdbp:draftTeam dbo:draftTeam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volcanos in Japan erupted since 2000?rdf:typedbo:locatedInAreadbo:eruptionYea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tallest basketball player?rdf:typedbo:height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re the Rosetta Stone and the Gayer-Andersen cat exhibited in the same museum?dbo:museum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actress starring in the TV series Friends owns the production company Coquette Productions?dbo:starri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borone is the capital of which country member of the African Union?dbo:capital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en was the composer of the opera Madame Butterfly born?dbo:birthDate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street basketball player was diagnosed with Sarcoidosis?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 which movie did the daughter of Francis Ford Coppola receive an Oscar?dbo:chil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city does the first person to climb all 14 eight-thousanders come from?dbo:bir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t which college did the only American actor that received the César Award study?dbo:almaMat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id Napoleon's first wife die in France?dbo:deathPla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How old is James Bond in the latest Bond book by William Boyd?dbo:lastAppearancedbo:autho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What eating disorder is characterized by an appetite for substances such as clay and sand? rdf: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What is the native city of Hollywood's highest-paid actress?dbo:birthPlacerdf:typ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n which city does the former main presenter of the Xposé girls live?dbo:residenc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plays Phileas Fogg in the adaptation of Around the World in 80 Days directed by Buzz Kulik?dbo:directordbo:starri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o is the front man of the band that wrote Coffee &amp; TV?dbo:bandMember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ich Chinese-speaking country is a former Portguese colony?dbo:spokenIn 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What is the largest city in the county in which Faulkner spent most of his life?dbo:largestCity</text:p>
          </table:table-cell>
          <table:table-cell table:style-name="Default"/>
          <table:table-cell table:number-columns-repeated="1022"/>
        </table:table-row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phael Brazilian : +49 1525 2092807 <text:s/>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8:13:40.106978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07:01:16.820251960</dc:date>
    <meta:editing-duration>P2DT23H43M55S</meta:editing-duration>
    <meta:editing-cycles>34</meta:editing-cycles>
    <meta:generator>LibreOffice/5.1.6.2$Linux_X86_64 LibreOffice_project/10m0$Build-2</meta:generator>
    <meta:document-statistic meta:table-count="1" meta:cell-count="831" meta:object-count="0"/>
  </office:meta>
</office:document-meta>
</file>